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weight="bold" style:font-weight-asian="bold" style:font-weight-complex="bold"/>
    </style:style>
    <style:style style:name="P2" style:family="paragraph" style:parent-style-name="Text_20_body_20_indent_20_Organon" style:list-style-name="L1"/>
    <style:style style:name="P3" style:family="paragraph" style:parent-style-name="Text_20_body_20_indent">
      <style:text-properties fo:font-weight="bold" style:font-weight-asian="bold" style:font-weight-complex="bold"/>
    </style:style>
    <style:style style:name="T1" style:family="text">
      <style:text-properties officeooo:rsid="0011b7fa"/>
    </style:style>
    <style:style style:name="T2" style:family="text">
      <style:text-properties fo:color="#ff0000"/>
    </style:style>
    <style:style style:name="T3" style:family="text">
      <style:text-properties fo:color="#ff0000" officeooo:rsid="00123c9f"/>
    </style:style>
    <style:style style:name="T4" style:family="text">
      <style:text-properties officeooo:rsid="00123c9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9">
        <text:h text:style-name="Heading_20_3" text:outline-level="3"><text:bookmark-start text:name="__RefHeading___Toc7196_1464965999"/>Import<text:bookmark-end text:name="__RefHeading___Toc7196_1464965999"/></text:h>
        <text:p text:style-name="Text_20_body"/>
        <text:p text:style-name="P3"><text:bookmark-start text:name="__RefHeading___Toc7198_1464965999"/>Selection<text:bookmark-end text:name="__RefHeading___Toc7198_1464965999"/></text:p>
        <text:p text:style-name="Text_20_body_20_indent">Import File or Folder</text:p>
        <text:p text:style-name="Text_20_body_20_indent"/>
        <text:p text:style-name="P1"><text:bookmark-start text:name="__RefHeading___Toc7200_1464965999"/>Keep Folder Structure<text:bookmark-end text:name="__RefHeading___Toc7200_1464965999"/></text:p>
        <text:p text:style-name="Text_20_body_20_indent_20_Organon">Folders can be imported in two ways:</text:p>
        <text:list xml:id="list1349259683502654675" text:style-name="L1">
          <text:list-item>
            <text:p text:style-name="P2">without folder structure:</text:p>
            <text:p text:style-name="P2">Organon will set all imported files into one folder</text:p>
          </text:list-item>
          <text:list-item>
            <text:p text:style-name="P2">with folder structure:</text:p>
            <text:p text:style-name="P2">Organon will reflect the folder structure of the imported folder</text:p>
          </text:list-item>
        </text:list>
        <text:p text:style-name="Text_20_body_20_indent_20_Organon"/>
        <text:p text:style-name="P1"><text:bookmark-start text:name="__RefHeading___Toc7202_1464965999"/>Filter<text:bookmark-end text:name="__RefHeading___Toc7202_1464965999"/></text:p>
        <text:p text:style-name="Text_20_body_20_indent_20_Organon">Only Files with the corresponding filter will be imported. (Only upon folder import)</text:p>
        <text:p text:style-name="Text_20_body_20_indent_20_Organon"/>
        <text:p text:style-name="P1"><text:bookmark-start text:name="__RefHeading___Toc7204_1464965999"/>Filter, <text:span text:style-name="T1">User Selection</text:span><text:bookmark-end text:name="__RefHeading___Toc7204_1464965999"/></text:p>
        <text:p text:style-name="Text_20_body_20_indent_20_Organon"><text:span text:style-name="T3">This is an experimental feature</text:span><text:span text:style-name="T2"> </text:span><text:span text:style-name="T3">and some of the filters don't work</text:span> (pdf <text:span text:style-name="T4">for instance</text:span>, <text:span text:style-name="T4">as the filter</text:span> <text:span text:style-name="T4">imports to a Draw document</text:span>). <text:span text:style-name="T4">As</text:span> OO <text:span text:style-name="T4">and</text:span> LO <text:span text:style-name="T4">offer a lot of filters</text:span>, <text:span text:style-name="T4">you can try to use them on demand</text:span>.</text:p>
        <text:p text:style-name="Text_20_body_20_indent_20_Organon">Writer might crash or destroy your project.</text:p>
        <text:p text:style-name="Text_20_body_20_indent_20_Organon"><text:span text:style-name="T4">It is recommended to import to a newly created project, export from there to .odt and reimport to the target project</text:span>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2:59:11.012000000</dc:date>
    <meta:editing-duration>P0D</meta:editing-duration>
    <meta:editing-cycles>1</meta:editing-cycles>
    <meta:document-statistic meta:table-count="0" meta:image-count="0" meta:object-count="0" meta:page-count="1" meta:paragraph-count="15" meta:word-count="130" meta:character-count="731" meta:non-whitespace-character-count="620"/>
    <meta:generator>LibreOffice/5.1.1.3$Windows_X86_64 LibreOffice_project/89f508ef3ecebd2cfb8e1def0f0ba9a803b88a6d</meta:generator>
  </office:meta>
</office:document-meta>
</file>